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7cm"/>
    </style:style>
    <style:style style:name="表格1.B" style:family="table-column">
      <style:table-column-properties style:column-width="5.953cm"/>
    </style:style>
    <style:style style:name="表格1.C" style:family="table-column">
      <style:table-column-properties style:column-width="8.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3.209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5.759cm" table:align="margins"/>
    </style:style>
    <style:style style:name="表格5.A" style:family="table-column">
      <style:table-column-properties style:column-width="5.759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4.763cm"/>
    </style:style>
    <style:style style:name="表格4.B" style:family="table-column">
      <style:table-column-properties style:column-width="12.25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499cm" fo:margin-left="0.037cm" table:align="left"/>
    </style:style>
    <style:style style:name="表格6.A" style:family="table-column">
      <style:table-column-properties style:column-width="9.208cm"/>
    </style:style>
    <style:style style:name="表格6.B" style:family="table-column">
      <style:table-column-properties style:column-width="7.292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7" style:family="table-row">
      <style:table-row-properties style:min-row-height="0.736cm"/>
    </style:style>
    <style:style style:name="表格7" style:family="table">
      <style:table-properties style:width="16.484cm" fo:margin-left="0.037cm" table:align="left"/>
    </style:style>
    <style:style style:name="表格7.A" style:family="table-column">
      <style:table-column-properties style:column-width="16.484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officeooo:paragraph-rsid="00128d3e" style:font-name-asian="文泉驿微米黑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8d3e" officeooo:paragraph-rsid="00128d3e" style:font-name-asian="文泉驿微米黑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9.7000007629394pt" fo:font-weight="bold" officeooo:rsid="00128d3e" officeooo:paragraph-rsid="004b504c" style:font-name-asian="文泉驿微米黑" style:font-size-asian="26pt" style:font-weight-asian="bold" style:font-size-complex="29.7000007629394pt" style:font-weight-complex="bold"/>
    </style:style>
    <style:style style:name="P4" style:family="paragraph" style:parent-style-name="Standard">
      <style:text-properties officeooo:paragraph-rsid="006be39d"/>
    </style:style>
    <style:style style:name="P5" style:family="paragraph" style:parent-style-name="Text_20_body">
      <style:text-properties officeooo:paragraph-rsid="0014255f"/>
    </style:style>
    <style:style style:name="P6" style:family="paragraph" style:parent-style-name="Text_20_body">
      <style:text-properties officeooo:paragraph-rsid="0031ca6d"/>
    </style:style>
    <style:style style:name="P7" style:family="paragraph" style:parent-style-name="Text_20_body">
      <style:text-properties officeooo:rsid="0014255f" officeooo:paragraph-rsid="0031ca6d"/>
    </style:style>
    <style:style style:name="P8" style:family="paragraph" style:parent-style-name="Text_20_body">
      <style:text-properties officeooo:rsid="0014255f" officeooo:paragraph-rsid="0027198d"/>
    </style:style>
    <style:style style:name="P9" style:family="paragraph" style:parent-style-name="Text_20_body">
      <style:text-properties officeooo:rsid="0014255f" officeooo:paragraph-rsid="008bdf9f"/>
    </style:style>
    <style:style style:name="P10" style:family="paragraph" style:parent-style-name="Text_20_body">
      <style:text-properties officeooo:rsid="00410266" officeooo:paragraph-rsid="0040bff6"/>
    </style:style>
    <style:style style:name="P11" style:family="paragraph" style:parent-style-name="Text_20_body">
      <style:text-properties style:font-name="文泉驿微米黑" officeooo:paragraph-rsid="0014255f" style:font-name-asian="文泉驿微米黑"/>
    </style:style>
    <style:style style:name="P12" style:family="paragraph" style:parent-style-name="Text_20_body">
      <style:text-properties style:font-name="文泉驿微米黑" officeooo:rsid="0014255f" style:font-name-asian="文泉驿微米黑"/>
    </style:style>
    <style:style style:name="P13" style:family="paragraph" style:parent-style-name="Text_20_body">
      <style:text-properties style:font-name="文泉驿微米黑" officeooo:rsid="0014255f" officeooo:paragraph-rsid="002541cc" style:font-name-asian="文泉驿微米黑"/>
    </style:style>
    <style:style style:name="P14" style:family="paragraph" style:parent-style-name="Text_20_body">
      <style:text-properties style:font-name="文泉驿微米黑" officeooo:rsid="0040bff6" officeooo:paragraph-rsid="00821106" style:font-name-asian="文泉驿微米黑"/>
    </style:style>
    <style:style style:name="P15" style:family="paragraph" style:parent-style-name="Text_20_body">
      <style:text-properties style:font-name="文泉驿微米黑" officeooo:rsid="00410266" officeooo:paragraph-rsid="00821106" style:font-name-asian="文泉驿微米黑"/>
    </style:style>
    <style:style style:name="P16" style:family="paragraph" style:parent-style-name="Text_20_body">
      <style:text-properties style:font-name="文泉驿微米黑" fo:font-size="10.5pt" officeooo:rsid="0014255f" officeooo:paragraph-rsid="005e3c31" style:font-name-asian="文泉驿微米黑" style:font-size-asian="10.5pt" style:font-size-complex="10.5pt"/>
    </style:style>
    <style:style style:name="P17" style:family="paragraph" style:parent-style-name="Text_20_body">
      <style:text-properties style:font-name="文泉驿微米黑" fo:font-size="10.5pt" officeooo:rsid="0014255f" officeooo:paragraph-rsid="00626f92" style:font-name-asian="文泉驿微米黑" style:font-size-asian="10.5pt" style:font-size-complex="10.5pt"/>
    </style:style>
    <style:style style:name="P18" style:family="paragraph" style:parent-style-name="Text_20_body">
      <style:text-properties style:font-name="文泉驿微米黑" fo:font-size="10.5pt" officeooo:rsid="0014255f" officeooo:paragraph-rsid="007470f7" style:font-name-asian="文泉驿微米黑" style:font-size-asian="10.5pt" style:font-size-complex="10.5pt"/>
    </style:style>
    <style:style style:name="P19" style:family="paragraph" style:parent-style-name="Text_20_body">
      <style:text-properties style:font-name="文泉驿微米黑" fo:font-size="10.5pt" officeooo:rsid="006b852d" style:font-name-asian="文泉驿微米黑" style:font-size-asian="10.5pt" style:font-size-complex="10.5pt"/>
    </style:style>
    <style:style style:name="P20" style:family="paragraph" style:parent-style-name="Text_20_body">
      <style:text-properties officeooo:paragraph-rsid="006213a1"/>
    </style:style>
    <style:style style:name="P21" style:family="paragraph" style:parent-style-name="Text_20_body">
      <style:text-properties fo:font-size="12pt" style:font-size-asian="10.5pt" style:font-size-complex="12pt"/>
    </style:style>
    <style:style style:name="P22" style:family="paragraph" style:parent-style-name="Text_20_body">
      <style:text-properties fo:font-size="12pt" officeooo:paragraph-rsid="006213a1" style:font-size-asian="10.5pt" style:font-size-complex="12pt"/>
    </style:style>
    <style:style style:name="P23" style:family="paragraph" style:parent-style-name="Text_20_body">
      <style:text-properties officeooo:rsid="0014255f" style:font-name-asian="文泉驿微米黑"/>
    </style:style>
    <style:style style:name="P24" style:family="paragraph" style:parent-style-name="Text_20_body">
      <style:text-properties officeooo:paragraph-rsid="008c9bab" style:font-name-asian="文泉驿微米黑"/>
    </style:style>
    <style:style style:name="P25" style:family="paragraph" style:parent-style-name="Text_20_body">
      <style:text-properties officeooo:paragraph-rsid="006b852d"/>
    </style:style>
    <style:style style:name="P26" style:family="paragraph" style:parent-style-name="Text_20_body">
      <style:text-properties officeooo:rsid="0040bff6" officeooo:paragraph-rsid="00821106"/>
    </style:style>
    <style:style style:name="P27" style:family="paragraph" style:parent-style-name="Text_20_body">
      <style:text-properties officeooo:paragraph-rsid="00419325"/>
    </style:style>
    <style:style style:name="P28" style:family="paragraph" style:parent-style-name="Text_20_body">
      <style:text-properties officeooo:paragraph-rsid="008aa975"/>
    </style:style>
    <style:style style:name="P29" style:family="paragraph" style:parent-style-name="Table_20_Contents">
      <style:text-properties officeooo:paragraph-rsid="002bb015"/>
    </style:style>
    <style:style style:name="P30" style:family="paragraph" style:parent-style-name="Table_20_Contents">
      <style:text-properties officeooo:rsid="002bb015" officeooo:paragraph-rsid="002bb015"/>
    </style:style>
    <style:style style:name="P31" style:family="paragraph" style:parent-style-name="Table_20_Contents">
      <style:text-properties officeooo:paragraph-rsid="006be39d"/>
    </style:style>
    <style:style style:name="P32" style:family="paragraph" style:parent-style-name="Table_20_Contents">
      <style:text-properties officeooo:rsid="0039c24d" officeooo:paragraph-rsid="006be39d"/>
    </style:style>
    <style:style style:name="P33" style:family="paragraph" style:parent-style-name="Table_20_Contents">
      <style:text-properties officeooo:rsid="00348b78" officeooo:paragraph-rsid="006be39d"/>
    </style:style>
    <style:style style:name="P34" style:family="paragraph" style:parent-style-name="Table_20_Contents">
      <style:text-properties officeooo:rsid="003bdbf9" officeooo:paragraph-rsid="006dcf35"/>
    </style:style>
    <style:style style:name="P35" style:family="paragraph" style:parent-style-name="Table_20_Contents">
      <style:text-properties style:font-name="Abyssinica SIL" officeooo:paragraph-rsid="006be39d"/>
    </style:style>
    <style:style style:name="P36" style:family="paragraph" style:parent-style-name="Table_20_Contents">
      <style:text-properties style:font-name="Abyssinica SIL" officeooo:rsid="00348b78" officeooo:paragraph-rsid="006be39d"/>
    </style:style>
    <style:style style:name="P37" style:family="paragraph" style:parent-style-name="Table_20_Contents">
      <style:text-properties style:font-name="Abyssinica SIL" officeooo:rsid="0036867b" officeooo:paragraph-rsid="006be39d"/>
    </style:style>
    <style:style style:name="P38" style:family="paragraph" style:parent-style-name="Table_20_Contents">
      <style:text-properties style:font-name="Abyssinica SIL" officeooo:rsid="003bdbf9" officeooo:paragraph-rsid="006be39d"/>
    </style:style>
    <style:style style:name="P39" style:family="paragraph" style:parent-style-name="Table_20_Contents">
      <style:text-properties style:font-name="Abyssinica SIL" officeooo:rsid="003bdbf9" officeooo:paragraph-rsid="006d2c29"/>
    </style:style>
    <style:style style:name="P40" style:family="paragraph" style:parent-style-name="Table_20_Contents">
      <style:text-properties style:font-name="Abyssinica SIL" officeooo:rsid="003bdbf9" officeooo:paragraph-rsid="006be39d" style:font-name-asian="Abyssinica SIL"/>
    </style:style>
    <style:style style:name="P41" style:family="paragraph" style:parent-style-name="Table_20_Contents">
      <style:text-properties style:font-name="Abyssinica SIL" officeooo:rsid="003bdbf9" officeooo:paragraph-rsid="006d2c29" style:font-name-asian="Abyssinica SIL"/>
    </style:style>
    <style:style style:name="P42" style:family="paragraph" style:parent-style-name="Table_20_Contents">
      <style:text-properties style:font-name="Abyssinica SIL" officeooo:rsid="0039c24d" officeooo:paragraph-rsid="006be39d"/>
    </style:style>
    <style:style style:name="P43" style:family="paragraph" style:parent-style-name="Table_20_Contents">
      <style:text-properties style:font-name="Abyssinica SIL" officeooo:rsid="003c7901" officeooo:paragraph-rsid="006be39d"/>
    </style:style>
    <style:style style:name="P44" style:family="paragraph" style:parent-style-name="Table_20_Contents">
      <style:text-properties officeooo:paragraph-rsid="006dcf35"/>
    </style:style>
    <style:style style:name="P45" style:family="paragraph" style:parent-style-name="Table_20_Contents">
      <style:text-properties style:font-name="文泉驿微米黑" style:font-name-asian="文泉驿微米黑"/>
    </style:style>
    <style:style style:name="P46" style:family="paragraph" style:parent-style-name="Table_20_Contents">
      <style:text-properties style:font-name="文泉驿微米黑" officeooo:paragraph-rsid="00821106" style:font-name-asian="文泉驿微米黑"/>
    </style:style>
    <style:style style:name="P47" style:family="paragraph" style:parent-style-name="Table_20_Contents">
      <style:text-properties style:font-name="文泉驿微米黑" officeooo:rsid="00821106" officeooo:paragraph-rsid="00821106" style:font-name-asian="文泉驿微米黑"/>
    </style:style>
    <style:style style:name="P48" style:family="paragraph" style:parent-style-name="Table_20_Contents">
      <style:text-properties officeooo:paragraph-rsid="007386f2"/>
    </style:style>
    <style:style style:name="P49" style:family="paragraph" style:parent-style-name="Table_20_Contents">
      <style:text-properties officeooo:paragraph-rsid="00942022"/>
    </style:style>
    <style:style style:name="P50" style:family="paragraph" style:parent-style-name="Table_20_Contents">
      <style:text-properties officeooo:rsid="0077d4c1" officeooo:paragraph-rsid="0077d4c1"/>
    </style:style>
    <style:style style:name="P51" style:family="paragraph" style:parent-style-name="Table_20_Contents">
      <style:text-properties officeooo:rsid="00386b16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fo:font-size="26pt" style:font-size-asian="26pt" style:font-size-complex="26pt"/>
    </style:style>
    <style:style style:name="P55" style:family="paragraph" style:parent-style-name="Heading_20_1">
      <style:text-properties fo:font-size="26pt" style:font-name-asian="文泉驿微米黑" style:font-size-asian="26pt" style:font-size-complex="26pt"/>
    </style:style>
    <style:style style:name="P56" style:family="paragraph" style:parent-style-name="Heading_20_1">
      <style:text-properties fo:font-size="26pt" officeooo:rsid="0014255f" style:font-name-asian="文泉驿微米黑" style:font-size-asian="26pt" style:font-size-complex="26pt"/>
    </style:style>
    <style:style style:name="P57" style:family="paragraph" style:parent-style-name="Heading_20_1">
      <style:paragraph-properties fo:break-before="page"/>
      <style:text-properties fo:font-size="26pt" fo:font-weight="bold" officeooo:rsid="0014255f" officeooo:paragraph-rsid="0014255f" style:font-name-asian="文泉驿微米黑" style:font-size-asian="26pt" style:font-weight-asian="bold" style:font-size-complex="26pt" style:font-weight-complex="bold"/>
    </style:style>
    <style:style style:name="P58" style:family="paragraph" style:parent-style-name="Heading_20_1">
      <style:paragraph-properties fo:break-before="page"/>
      <style:text-properties fo:font-size="26pt" officeooo:rsid="0014255f" officeooo:paragraph-rsid="0014255f" style:font-name-asian="文泉驿微米黑" style:font-size-asian="26pt" style:font-size-complex="26pt"/>
    </style:style>
    <style:style style:name="P59" style:family="paragraph" style:parent-style-name="Heading_20_2">
      <style:text-properties fo:font-size="14pt" officeooo:rsid="0014255f" style:font-name-asian="文泉驿微米黑" style:font-size-asian="14pt" style:font-size-complex="14pt"/>
    </style:style>
    <style:style style:name="P60" style:family="paragraph" style:parent-style-name="Heading_20_2">
      <style:text-properties style:font-name-asian="文泉驿微米黑"/>
    </style:style>
    <style:style style:name="P61" style:family="paragraph" style:parent-style-name="Heading_20_2">
      <style:text-properties officeooo:rsid="0014255f" style:font-name-asian="文泉驿微米黑"/>
    </style:style>
    <style:style style:name="P62" style:family="paragraph" style:parent-style-name="Heading_20_2">
      <style:text-properties officeooo:paragraph-rsid="007470f7" style:font-name-asian="文泉驿微米黑"/>
    </style:style>
    <style:style style:name="P63" style:family="paragraph" style:parent-style-name="Heading_20_2">
      <style:text-properties style:font-name="文泉驿微米黑" officeooo:rsid="0014255f" style:font-name-asian="文泉驿微米黑"/>
    </style:style>
    <style:style style:name="P64" style:family="paragraph" style:parent-style-name="Heading_20_2">
      <style:text-properties style:font-name="文泉驿微米黑" fo:font-size="14pt" officeooo:rsid="006b852d" style:font-name-asian="文泉驿微米黑" style:font-size-asian="14pt" style:font-size-complex="14pt"/>
    </style:style>
    <style:style style:name="P65" style:family="paragraph" style:parent-style-name="Table_20_Contents" style:list-style-name="L1">
      <style:text-properties officeooo:paragraph-rsid="006be39d"/>
    </style:style>
    <style:style style:name="P66" style:family="paragraph" style:parent-style-name="Table_20_Contents" style:list-style-name="L1">
      <style:text-properties style:font-name="文泉驿微米黑" officeooo:paragraph-rsid="006be39d" style:font-name-asian="文泉驿微米黑"/>
    </style:style>
    <style:style style:name="T1" style:family="text">
      <style:text-properties officeooo:rsid="00128d3e"/>
    </style:style>
    <style:style style:name="T2" style:family="text">
      <style:text-properties style:font-name="文泉驿微米黑" officeooo:rsid="00128d3e"/>
    </style:style>
    <style:style style:name="T3" style:family="text">
      <style:text-properties style:font-name="文泉驿微米黑" style:font-name-asian="文泉驿微米黑"/>
    </style:style>
    <style:style style:name="T4" style:family="text">
      <style:text-properties style:font-name="文泉驿微米黑" officeooo:rsid="0014255f" style:font-name-asian="文泉驿微米黑"/>
    </style:style>
    <style:style style:name="T5" style:family="text">
      <style:text-properties style:font-name="文泉驿微米黑" officeooo:rsid="006a55b8" style:font-name-asian="文泉驿微米黑"/>
    </style:style>
    <style:style style:name="T6" style:family="text">
      <style:text-properties style:font-name="文泉驿微米黑" officeooo:rsid="006b852d" style:font-name-asian="文泉驿微米黑"/>
    </style:style>
    <style:style style:name="T7" style:family="text">
      <style:text-properties style:font-name="文泉驿微米黑" officeooo:rsid="003c7901" style:font-name-asian="文泉驿微米黑"/>
    </style:style>
    <style:style style:name="T8" style:family="text">
      <style:text-properties style:font-name="文泉驿微米黑" officeooo:rsid="007693d1" style:font-name-asian="文泉驿微米黑"/>
    </style:style>
    <style:style style:name="T9" style:family="text">
      <style:text-properties style:font-name="文泉驿微米黑" officeooo:rsid="00821106" style:font-name-asian="文泉驿微米黑"/>
    </style:style>
    <style:style style:name="T10" style:family="text">
      <style:text-properties style:font-name="文泉驿微米黑" officeooo:rsid="009571c0" style:font-name-asian="文泉驿微米黑"/>
    </style:style>
    <style:style style:name="T11" style:family="text">
      <style:text-properties style:font-name="文泉驿微米黑" fo:font-size="10.5pt" officeooo:rsid="0014255f" style:font-name-asian="文泉驿微米黑" style:font-size-asian="10.5pt" style:font-size-complex="10.5pt"/>
    </style:style>
    <style:style style:name="T12" style:family="text">
      <style:text-properties style:font-name="文泉驿微米黑" fo:font-size="10.5pt" officeooo:rsid="006a55b8" style:font-name-asian="文泉驿微米黑" style:font-size-asian="10.5pt" style:font-size-complex="10.5pt"/>
    </style:style>
    <style:style style:name="T13" style:family="text">
      <style:text-properties style:font-name="文泉驿微米黑" fo:font-size="10.5pt" officeooo:rsid="009571c0" style:font-name-asian="文泉驿微米黑" style:font-size-asian="10.5pt" style:font-size-complex="10.5pt"/>
    </style:style>
    <style:style style:name="T14" style:family="text">
      <style:text-properties style:font-name="文泉驿微米黑" fo:font-size="10.5pt" officeooo:rsid="009583a4" style:font-name-asian="文泉驿微米黑" style:font-size-asian="10.5pt" style:font-size-complex="10.5pt"/>
    </style:style>
    <style:style style:name="T15" style:family="text">
      <style:text-properties officeooo:rsid="0014255f"/>
    </style:style>
    <style:style style:name="T16" style:family="text">
      <style:text-properties fo:font-size="10.5pt" officeooo:rsid="0014255f" style:font-size-asian="10.5pt" style:font-size-complex="10.5pt"/>
    </style:style>
    <style:style style:name="T17" style:family="text">
      <style:text-properties officeooo:rsid="003074ee"/>
    </style:style>
    <style:style style:name="T18" style:family="text">
      <style:text-properties officeooo:rsid="003c7901"/>
    </style:style>
    <style:style style:name="T19" style:family="text">
      <style:text-properties officeooo:rsid="003ef440"/>
    </style:style>
    <style:style style:name="T20" style:family="text">
      <style:text-properties officeooo:rsid="00545a8c"/>
    </style:style>
    <style:style style:name="T21" style:family="text">
      <style:text-properties style:font-name-asian="文泉驿微米黑"/>
    </style:style>
    <style:style style:name="T22" style:family="text">
      <style:text-properties officeooo:rsid="0014255f" style:font-name-asian="文泉驿微米黑"/>
    </style:style>
    <style:style style:name="T23" style:family="text">
      <style:text-properties officeooo:rsid="00759a20" style:font-name-asian="文泉驿微米黑"/>
    </style:style>
    <style:style style:name="T24" style:family="text">
      <style:text-properties officeooo:rsid="0075fd2c" style:font-name-asian="文泉驿微米黑"/>
    </style:style>
    <style:style style:name="T25" style:family="text">
      <style:text-properties officeooo:rsid="007658e4" style:font-name-asian="文泉驿微米黑"/>
    </style:style>
    <style:style style:name="T26" style:family="text">
      <style:text-properties officeooo:rsid="008aa975" style:font-name-asian="文泉驿微米黑"/>
    </style:style>
    <style:style style:name="T27" style:family="text">
      <style:text-properties officeooo:rsid="003c7901" style:font-name-asian="文泉驿微米黑"/>
    </style:style>
    <style:style style:name="T28" style:family="text">
      <style:text-properties officeooo:rsid="00821106" style:font-name-asian="文泉驿微米黑"/>
    </style:style>
    <style:style style:name="T29" style:family="text">
      <style:text-properties officeooo:rsid="0085cb3f" style:font-name-asian="文泉驿微米黑"/>
    </style:style>
    <style:style style:name="T30" style:family="text">
      <style:text-properties officeooo:rsid="008abe29" style:font-name-asian="文泉驿微米黑"/>
    </style:style>
    <style:style style:name="T31" style:family="text">
      <style:text-properties officeooo:rsid="008bdf9f" style:font-name-asian="文泉驿微米黑"/>
    </style:style>
    <style:style style:name="T32" style:family="text">
      <style:text-properties officeooo:rsid="008dcbbd" style:font-name-asian="文泉驿微米黑"/>
    </style:style>
    <style:style style:name="T33" style:family="text">
      <style:text-properties officeooo:rsid="008fe437" style:font-name-asian="文泉驿微米黑"/>
    </style:style>
    <style:style style:name="T34" style:family="text">
      <style:text-properties officeooo:rsid="009571c0" style:font-name-asian="文泉驿微米黑"/>
    </style:style>
    <style:style style:name="T35" style:family="text">
      <style:text-properties officeooo:rsid="00419325" style:font-name-asian="文泉驿微米黑"/>
    </style:style>
    <style:style style:name="T36" style:family="text">
      <style:text-properties officeooo:rsid="00a0491b" style:font-name-asian="文泉驿微米黑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255f" style:font-weight-asian="normal" style:font-weight-complex="normal"/>
    </style:style>
    <style:style style:name="T39" style:family="text">
      <style:text-properties fo:font-weight="normal" officeooo:rsid="008c9bab" style:font-weight-asian="normal" style:font-weight-complex="normal"/>
    </style:style>
    <style:style style:name="T40" style:family="text">
      <style:text-properties fo:font-weight="normal" officeooo:rsid="00942022" style:font-weight-asian="normal" style:font-weight-complex="normal"/>
    </style:style>
    <style:style style:name="T41" style:family="text">
      <style:text-properties style:font-name="Abyssinica SIL"/>
    </style:style>
    <style:style style:name="T42" style:family="text">
      <style:text-properties style:font-name="Abyssinica SIL" officeooo:rsid="003bdbf9"/>
    </style:style>
    <style:style style:name="T43" style:family="text">
      <style:text-properties style:font-name="Abyssinica SIL" officeooo:rsid="006dcf35"/>
    </style:style>
    <style:style style:name="T44" style:family="text">
      <style:text-properties style:font-name="Abyssinica SIL" officeooo:rsid="003c7901"/>
    </style:style>
    <style:style style:name="T45" style:family="text">
      <style:text-properties style:font-name="Abyssinica SIL" officeooo:rsid="003ef440"/>
    </style:style>
    <style:style style:name="T46" style:family="text">
      <style:text-properties style:font-name="Abyssinica SIL" officeooo:rsid="00821106"/>
    </style:style>
    <style:style style:name="T47" style:family="text">
      <style:text-properties officeooo:rsid="006d2c29"/>
    </style:style>
    <style:style style:name="T48" style:family="text">
      <style:text-properties officeooo:rsid="00759a20"/>
    </style:style>
    <style:style style:name="T49" style:family="text">
      <style:text-properties officeooo:rsid="00765863"/>
    </style:style>
    <style:style style:name="T50" style:family="text">
      <style:text-properties officeooo:rsid="007693d1"/>
    </style:style>
    <style:style style:name="T51" style:family="text">
      <style:text-properties officeooo:rsid="0077d4c1"/>
    </style:style>
    <style:style style:name="T52" style:family="text">
      <style:text-properties officeooo:rsid="00799ec1"/>
    </style:style>
    <style:style style:name="T53" style:family="text">
      <style:text-properties officeooo:rsid="00805f68"/>
    </style:style>
    <style:style style:name="T54" style:family="text">
      <style:text-properties officeooo:rsid="00821106"/>
    </style:style>
    <style:style style:name="T55" style:family="text">
      <style:text-properties officeooo:rsid="008c9bab"/>
    </style:style>
    <style:style style:name="T56" style:family="text">
      <style:text-properties officeooo:rsid="00942022"/>
    </style:style>
    <style:style style:name="T57" style:family="text">
      <style:text-properties officeooo:rsid="009571c0"/>
    </style:style>
    <style:style style:name="T58" style:family="text">
      <style:text-properties officeooo:rsid="00419325"/>
    </style:style>
    <style:style style:name="T59" style:family="text">
      <style:text-properties officeooo:rsid="009f6228"/>
    </style:style>
    <style:style style:name="T60" style:family="text">
      <style:text-properties officeooo:rsid="00a18ce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游戏设计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作者：Rob</text:span><text:span text:style-name="T1">&lt;</text:span><text:a xlink:type="simple" xlink:href="mailto:code.server.matrix@gmail.com"><text:span text:style-name="T1">code.server.matrix@gmail.com</text:span></text:a><text:span text:style-name="T1">&gt;</text:span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内容目录1_Head">
            <text:h text:style-name="P54" text:outline-level="1"><text:soft-page-break/>目录</text:h>
          </text:index-title>
          <text:p text:style-name="P52"><text:a xlink:type="simple" xlink:href="#__RefHeading__360_432003415" text:style-name="Index_20_Link" text:visited-style-name="Index_20_Link">如何查看该文档<text:tab/>3</text:a></text:p>
          <text:p text:style-name="P52"><text:a xlink:type="simple" xlink:href="#__RefHeading__346_432003415" text:style-name="Index_20_Link" text:visited-style-name="Index_20_Link">游戏主线<text:tab/>4</text:a></text:p>
          <text:p text:style-name="P52"><text:a xlink:type="simple" xlink:href="#__RefHeading__348_432003415" text:style-name="Index_20_Link" text:visited-style-name="Index_20_Link">角色<text:tab/>4</text:a></text:p>
          <text:p text:style-name="P52"><text:a xlink:type="simple" xlink:href="#__RefHeading__350_432003415" text:style-name="Index_20_Link" text:visited-style-name="Index_20_Link">关卡<text:tab/>4</text:a></text:p>
          <text:p text:style-name="P52"><text:a xlink:type="simple" xlink:href="#__RefHeading__352_432003415" text:style-name="Index_20_Link" text:visited-style-name="Index_20_Link">事件<text:tab/>5</text:a></text:p>
          <text:p text:style-name="P52"><text:a xlink:type="simple" xlink:href="#__RefHeading__354_432003415" text:style-name="Index_20_Link" text:visited-style-name="Index_20_Link">游戏提示<text:tab/>5</text:a></text:p>
          <text:p text:style-name="P52"><text:a xlink:type="simple" xlink:href="#__RefHeading__562_810214139" text:style-name="Index_20_Link" text:visited-style-name="Index_20_Link">游戏奖励<text:tab/>5</text:a></text:p>
          <text:p text:style-name="P52"><text:a xlink:type="simple" xlink:href="#__RefHeading__356_432003415" text:style-name="Index_20_Link" text:visited-style-name="Index_20_Link">游戏平衡<text:tab/>5</text:a></text:p>
          <text:p text:style-name="P52"><text:a xlink:type="simple" xlink:href="#__RefHeading__358_432003415" text:style-name="Index_20_Link" text:visited-style-name="Index_20_Link">游戏界面<text:tab/>6</text:a></text:p>
          <text:p text:style-name="P52"><text:a xlink:type="simple" xlink:href="#__RefHeading__564_810214139" text:style-name="Index_20_Link" text:visited-style-name="Index_20_Link">术语<text:tab/>6</text:a></text:p>
          <text:p text:style-name="P53"><text:a xlink:type="simple" xlink:href="#__RefHeading__913_463517509" text:style-name="Index_20_Link" text:visited-style-name="Index_20_Link">平面区域<text:tab/>6</text:a></text:p>
          <text:p text:style-name="P53"><text:a xlink:type="simple" xlink:href="#__RefHeading__566_810214139" text:style-name="Index_20_Link" text:visited-style-name="Index_20_Link">世界<text:tab/>6</text:a></text:p>
          <text:p text:style-name="P53"><text:a xlink:type="simple" xlink:href="#__RefHeading__568_810214139" text:style-name="Index_20_Link" text:visited-style-name="Index_20_Link">画面<text:tab/>6</text:a></text:p>
          <text:p text:style-name="P53"><text:a xlink:type="simple" xlink:href="#__RefHeading__528_711648115" text:style-name="Index_20_Link" text:visited-style-name="Index_20_Link">登陆<text:tab/>6</text:a></text:p>
          <text:p text:style-name="P53"><text:a xlink:type="simple" xlink:href="#__RefHeading__915_463517509" text:style-name="Index_20_Link" text:visited-style-name="Index_20_Link">失败<text:tab/>6</text:a></text:p>
          <text:p text:style-name="P53"><text:a xlink:type="simple" xlink:href="#__RefHeading__539_711648115" text:style-name="Index_20_Link" text:visited-style-name="Index_20_Link">着陆<text:tab/>6</text:a></text:p>
          <text:p text:style-name="P53"><text:a xlink:type="simple" xlink:href="#__RefHeading__530_711648115" text:style-name="Index_20_Link" text:visited-style-name="Index_20_Link">探测点<text:tab/>6</text:a></text:p>
          <text:p text:style-name="P53"><text:a xlink:type="simple" xlink:href="#__RefHeading__532_711648115" text:style-name="Index_20_Link" text:visited-style-name="Index_20_Link">探测<text:tab/>6</text:a></text:p>
          <text:p text:style-name="P53"><text:a xlink:type="simple" xlink:href="#__RefHeading__541_711648115" text:style-name="Index_20_Link" text:visited-style-name="Index_20_Link">姿态<text:tab/>6</text:a></text:p>
          <text:p text:style-name="P53"><text:a xlink:type="simple" xlink:href="#__RefHeading__917_463517509" text:style-name="Index_20_Link" text:visited-style-name="Index_20_Link">补给<text:tab/>7</text:a></text:p>
          <text:p text:style-name="P53"><text:a xlink:type="simple" xlink:href="#__RefHeading__543_711648115" text:style-name="Index_20_Link" text:visited-style-name="Index_20_Link">计算飞船的速度<text:tab/>7</text:a></text:p>
        </text:index-body>
      </text:table-of-content>
      <text:p text:style-name="Standard"/>
      <text:h text:style-name="P57" text:outline-level="1"><text:bookmark-start text:name="__RefHeading__360_432003415"/>如何查看该文档<text:bookmark-end text:name="__RefHeading__360_432003415"/></text:h>
      <text:p text:style-name="P28"><text:span text:style-name="T22"><text:tab/>在阅读该文档时，您可能碰到[</text:span><text:span text:style-name="T23">a|b|c]这种形式的写法，这并不是为了哗众取宠，而是为了方便叙述和精确描述。[a|b|c]的意思是a或b或c。比如：那只小狗是[公|母]的。也就是说，这种或具有排斥性</text:span><text:span text:style-name="T24">。如果遇到</text:span><text:span text:style-name="T25">&amp;符号，请将它翻译为且或和。</text:span><text:span text:style-name="T26">还有，读者可能会遇到(a,b,c)这种形式的表达，(a,b,c)的意思是a,b,c三种元素并列。此外，您可能还会遇到a-&gt;b，这表示如果a成立，则b成立。</text:span></text:p>
      <text:h text:style-name="P58" text:outline-level="1"><text:bookmark-start text:name="__RefHeading__346_432003415"/>游戏主线<text:bookmark-end text:name="__RefHeading__346_432003415"/></text:h>
      <text:p text:style-name="P5"><text:span text:style-name="T15"><text:tab/></text:span><text:span text:style-name="T4">游戏主线是指玩家主动选择游戏的一个序列，这个序列的开始为游戏开始，末尾为游戏结束。无论中间选择哪条游戏序列，游戏最终都会以一种定义了的方式结束。一般而言，一个游戏的主线是有限的，一般为</text:span><text:span text:style-name="T11">1～5条</text:span><text:span text:style-name="T4">。</text:span></text:p>
      <text:p text:style-name="P11"><text:span text:style-name="T15"><text:tab/>该游戏的游戏主线的数量</text:span><text:span text:style-name="T20">只有</text:span><text:span text:style-name="T16">1条，其详细描述如下：</text:span></text:p>
      <text:p text:style-name="P16"><text:tab/>在玩家开始游戏后，有一艘飞船进入画面，飞船的左右侧及下方各一个火箭推进器，玩家可以利用键盘上左、右、上箭头来控制飞船的平衡以及速度。在一个关卡里，探测完所有的探测点后，就可以进入下一个关卡，探测难度更大的探测点。直到完成所有关卡的挑战，游戏结束。</text:p>
      <text:h text:style-name="P56" text:outline-level="1"><text:bookmark-start text:name="__RefHeading__348_432003415"/>角色<text:bookmark-end text:name="__RefHeading__348_432003415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角色</text:p>
          </table:table-cell>
          <table:table-cell table:style-name="表格1.A1" office:value-type="string">
            <text:p text:style-name="Table_20_Contents">定义的属性</text:p>
          </table:table-cell>
          <table:table-cell table:style-name="表格1.C1" office:value-type="string">
            <text:p text:style-name="Table_20_Contents">定义的行为</text:p>
          </table:table-cell>
        </table:table-row>
        <table:table-row table:style-name="表格1.2">
          <table:table-cell table:style-name="表格1.A2" office:value-type="string">
            <text:p text:style-name="Table_20_Contents">飞船</text:p>
          </table:table-cell>
          <table:table-cell table:style-name="表格1.A2" office:value-type="string">
            <table:table table:name="表格5" table:style-name="表格5">
              <table:table-column table:style-name="表格5.A"/>
              <table:table-row>
                <table:table-cell table:style-name="表格5.A1" office:value-type="string">
                  <text:p text:style-name="P31">位置</text:p>
                </table:table-cell>
              </table:table-row>
              <table:table-row>
                <table:table-cell table:style-name="表格5.A2" office:value-type="string">
                  <text:p text:style-name="P31">姿态</text:p>
                </table:table-cell>
              </table:table-row>
              <table:table-row>
                <table:table-cell table:style-name="表格5.A2" office:value-type="string">
                  <text:p text:style-name="P31">燃料</text:p>
                </table:table-cell>
              </table:table-row>
              <table:table-row>
                <table:table-cell table:style-name="表格5.A2" office:value-type="string">
                  <text:p text:style-name="Table_20_Contents">水平速度</text:p>
                </table:table-cell>
              </table:table-row>
              <table:table-row>
                <table:table-cell table:style-name="表格5.A2" office:value-type="string">
                  <text:p text:style-name="Table_20_Contents">垂直速度</text:p>
                </table:table-cell>
              </table:table-row>
            </table:table>
            <text:p text:style-name="Table_20_Contents"/>
          </table:table-cell>
          <table:table-cell table:style-name="表格1.C2" office:value-type="string">
            <text:p text:style-name="Table_20_Contents"><text:span text:style-name="T37">增加</text:span>[向上|向左|向右]的速度</text:p>
            <text:p text:style-name="P48">改变<text:span text:style-name="T51">[</text:span>飞行<text:span text:style-name="T51">|陆地]</text:span><text:a xlink:type="simple" xlink:href="#10.7.姿态|outline"><text:span text:style-name="T48">姿态</text:span></text:a></text:p>
            <text:p text:style-name="Table_20_Contents"><text:a xlink:type="simple" xlink:href="#10.4.着陆|outline"><text:span text:style-name="T48">着陆</text:span></text:a></text:p>
            <text:p text:style-name="Table_20_Contents"><text:a xlink:type="simple" xlink:href="#10.3.登陆|outline"><text:span text:style-name="T51">登陆</text:span></text:a></text:p>
            <text:p text:style-name="Table_20_Contents"><text:a xlink:type="simple" xlink:href="#10.4.失败|outline"><text:span text:style-name="T50">失败</text:span></text:a></text:p>
            <text:p text:style-name="P50">[消耗|补给]燃料</text:p>
            <text:p text:style-name="P50">受<text:span text:style-name="T59">(</text:span>重力,空气阻力<text:span text:style-name="T59">)</text:span>的影响</text:p>
          </table:table-cell>
        </table:table-row>
        <table:table-row>
          <table:table-cell table:style-name="表格1.A2" office:value-type="string">
            <text:p text:style-name="Table_20_Contents">空间补给站</text:p>
          </table:table-cell>
          <table:table-cell table:style-name="表格1.A2" office:value-type="string">
            <text:p text:style-name="Table_20_Contents">无</text:p>
          </table:table-cell>
          <table:table-cell table:style-name="表格1.C2" office:value-type="string">
            <text:p text:style-name="Table_20_Contents"><text:span text:style-name="T51">提供</text:span><text:a xlink:type="simple" xlink:href="#10.9.补给|outline"><text:span text:style-name="T51">补给</text:span></text:a></text:p>
          </table:table-cell>
        </table:table-row>
        <table:table-row>
          <table:table-cell table:style-name="表格1.A2" office:value-type="string">
            <text:p text:style-name="Table_20_Contents">探测点</text:p>
          </table:table-cell>
          <table:table-cell table:style-name="表格1.A2" office:value-type="string">
            <text:p text:style-name="Table_20_Contents">是否被探测过位置</text:p>
          </table:table-cell>
          <table:table-cell table:style-name="表格1.C2" office:value-type="string">
            <text:p text:style-name="Table_20_Contents">无</text:p>
          </table:table-cell>
        </table:table-row>
        <table:table-row>
          <table:table-cell table:style-name="表格1.A2" office:value-type="string">
            <text:p text:style-name="Table_20_Contents">月球表面</text:p>
          </table:table-cell>
          <table:table-cell table:style-name="表格1.A2" office:value-type="string">
            <text:p text:style-name="Table_20_Contents">地形</text:p>
          </table:table-cell>
          <table:table-cell table:style-name="表格1.C2" office:value-type="string">
            <text:p text:style-name="Table_20_Contents">改变飞船<text:a xlink:type="simple" xlink:href="#10.8.姿态|outline"><text:span text:style-name="T52">姿态</text:span></text:a></text:p>
          </table:table-cell>
        </table:table-row>
        <table:table-row>
          <table:table-cell table:style-name="表格1.A2" office:value-type="string">
            <text:p text:style-name="Table_20_Contents"><text:a xlink:type="simple" xlink:href="#10.1.世界|outline"><text:span text:style-name="T53">世界</text:span></text:a></text:p>
          </table:table-cell>
          <table:table-cell table:style-name="表格1.A2" office:value-type="string">
            <text:p text:style-name="Table_20_Contents">范围</text:p>
            <text:p text:style-name="Table_20_Contents">重力</text:p>
            <text:p text:style-name="Table_20_Contents">空气阻力</text:p>
          </table:table-cell>
          <table:table-cell table:style-name="表格1.C2" office:value-type="string">
            <text:p text:style-name="P30">改变飞船速度</text:p>
          </table:table-cell>
        </table:table-row>
        <table:table-row>
          <table:table-cell table:style-name="表格1.A2" office:value-type="string">
            <text:p text:style-name="Table_20_Contents"><text:a xlink:type="simple" xlink:href="#10.2.画面|outline"><text:span text:style-name="T53">画面</text:span></text:a></text:p>
          </table:table-cell>
          <table:table-cell table:style-name="表格1.A2" office:value-type="string">
            <text:p text:style-name="P51">范围</text:p>
          </table:table-cell>
          <table:table-cell table:style-name="表格1.C2" office:value-type="string">
            <text:p text:style-name="P29">无</text:p>
          </table:table-cell>
        </table:table-row>
      </table:table>
      <text:h text:style-name="P56" text:outline-level="1"><text:bookmark-start text:name="__RefHeading__350_432003415"/>关卡<text:bookmark-end text:name="__RefHeading__350_432003415"/></text:h>
      <text:p text:style-name="P12">该游戏到目前位置，设置的关卡数为3个，它们的详细信息如下。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45">关卡<text:span text:style-name="T54">编号</text:span></text:p>
          </table:table-cell>
          <table:table-cell table:style-name="表格3.A1" office:value-type="string">
            <text:p text:style-name="P45">探测点个数</text:p>
          </table:table-cell>
          <table:table-cell table:style-name="表格3.C1" office:value-type="string">
            <text:p text:style-name="P45">通关条件</text:p>
          </table:table-cell>
        </table:table-row>
        <table:table-row>
          <table:table-cell table:style-name="表格3.A2" office:value-type="string">
            <text:p text:style-name="P47">1</text:p>
          </table:table-cell>
          <table:table-cell table:style-name="表格3.A2" office:value-type="string">
            <text:p text:style-name="P47">2</text:p>
          </table:table-cell>
          <table:table-cell table:style-name="表格3.C2" office:value-type="string">
            <text:p text:style-name="P46"><text:a xlink:type="simple" xlink:href="#10.3.登陆|outline"><text:span text:style-name="T54">登陆</text:span></text:a><text:span text:style-name="T54">所有探测点</text:span></text:p>
          </table:table-cell>
        </table:table-row>
        <table:table-row>
          <table:table-cell table:style-name="表格3.A2" office:value-type="string">
            <text:p text:style-name="P47">2</text:p>
          </table:table-cell>
          <table:table-cell table:style-name="表格3.A2" office:value-type="string">
            <text:p text:style-name="P47">2</text:p>
          </table:table-cell>
          <table:table-cell table:style-name="表格3.C2" office:value-type="string">
            <text:p text:style-name="P46"><text:a xlink:type="simple" xlink:href="#10.3.登陆|outline"><text:span text:style-name="T54">登陆</text:span></text:a><text:span text:style-name="T54">所有探测点</text:span></text:p>
          </table:table-cell>
        </table:table-row>
        <table:table-row>
          <table:table-cell table:style-name="表格3.A2" office:value-type="string">
            <text:p text:style-name="P47">3</text:p>
          </table:table-cell>
          <table:table-cell table:style-name="表格3.A2" office:value-type="string">
            <text:p text:style-name="P47">2</text:p>
          </table:table-cell>
          <table:table-cell table:style-name="表格3.C2" office:value-type="string">
            <text:p text:style-name="Table_20_Contents"><text:a xlink:type="simple" xlink:href="#10.3.登陆|outline"><text:span text:style-name="T9">登陆</text:span></text:a><text:span text:style-name="T9">所有探测点</text:span></text:p>
          </table:table-cell>
        </table:table-row>
      </table:table>
      <text:p text:style-name="P13"/>
      <text:h text:style-name="P56" text:outline-level="1"><text:bookmark-start text:name="__RefHeading__352_432003415"/><text:soft-page-break/>事件<text:bookmark-end text:name="__RefHeading__352_432003415"/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飞船在月球表面移动</text:p>
          </table:table-cell>
        </table:table-row>
        <table:table-row>
          <table:table-cell table:style-name="表格2.A2" office:value-type="string">
            <text:p text:style-name="P7">飞船在空中移动</text:p>
          </table:table-cell>
        </table:table-row>
        <table:table-row>
          <table:table-cell table:style-name="表格2.A2" office:value-type="string">
            <text:p text:style-name="P7">飞船主动改变姿态</text:p>
          </table:table-cell>
        </table:table-row>
        <table:table-row>
          <table:table-cell table:style-name="表格2.A2" office:value-type="string">
            <text:p text:style-name="P7">飞船在月球表面移动时，受地形影响，姿态发生改变</text:p>
          </table:table-cell>
        </table:table-row>
        <table:table-row>
          <table:table-cell table:style-name="表格2.A2" office:value-type="string">
            <text:p text:style-name="P7">飞船接触月球表面</text:p>
          </table:table-cell>
        </table:table-row>
        <table:table-row>
          <table:table-cell table:style-name="表格2.A2" office:value-type="string">
            <text:p text:style-name="P7">飞船接触补给站</text:p>
          </table:table-cell>
        </table:table-row>
        <table:table-row>
          <table:table-cell table:style-name="表格2.A2" office:value-type="string">
            <text:p text:style-name="P6"><text:span text:style-name="T15">飞船飞出</text:span><text:span text:style-name="T17">画面</text:span><text:span text:style-name="T15">外</text:span></text:p>
          </table:table-cell>
        </table:table-row>
        <table:table-row>
          <table:table-cell table:style-name="表格2.A2" office:value-type="string">
            <text:p text:style-name="P7">飞船飞出世界外</text:p>
          </table:table-cell>
        </table:table-row>
      </table:table>
      <text:p text:style-name="P8"/>
      <text:h text:style-name="P56" text:outline-level="1"><text:bookmark-start text:name="__RefHeading__354_432003415"/>游戏提示<text:bookmark-end text:name="__RefHeading__354_432003415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45">阶段</text:p>
          </table:table-cell>
          <table:table-cell table:style-name="表格4.B1" office:value-type="string">
            <text:p text:style-name="P45">提示</text:p>
          </table:table-cell>
        </table:table-row>
        <table:table-row>
          <table:table-cell table:style-name="表格4.A2" office:value-type="string">
            <text:p text:style-name="P45">程序启动</text:p>
          </table:table-cell>
          <table:table-cell table:style-name="表格4.B2" office:value-type="string">
            <text:p text:style-name="P14">屏幕上显示一段游戏教程，用来提示游戏如何操作</text:p>
          </table:table-cell>
        </table:table-row>
        <table:table-row>
          <table:table-cell table:style-name="表格4.A2" office:value-type="string">
            <text:p text:style-name="P14">游戏开始</text:p>
          </table:table-cell>
          <table:table-cell table:style-name="表格4.B2" office:value-type="string">
            <text:p text:style-name="P26"><text:span text:style-name="T3">用一个明显的箭头指示</text:span><text:a xlink:type="simple" xlink:href="#10.6.探测点|outline"><text:span text:style-name="T9">探测点</text:span></text:a><text:span text:style-name="T3">的位置</text:span></text:p>
          </table:table-cell>
        </table:table-row>
        <table:table-row>
          <table:table-cell table:style-name="表格4.A2" office:value-type="string">
            <text:p text:style-name="P14">游戏运行</text:p>
          </table:table-cell>
          <table:table-cell table:style-name="表格4.B2" office:value-type="string">
            <text:p text:style-name="P26"><text:span text:style-name="T3">如果飞船飞出画面外，在</text:span><text:a xlink:type="simple" xlink:href="#10.2.画面|outline"><text:span text:style-name="T9">画面</text:span></text:a><text:span text:style-name="T3">的边缘，用箭头</text:span><text:span text:style-name="T9">&amp;数字</text:span><text:span text:style-name="T3">指示飞船位置</text:span></text:p>
          </table:table-cell>
        </table:table-row>
        <table:table-row>
          <table:table-cell table:style-name="表格4.A2" office:value-type="string">
            <text:p text:style-name="P14">游戏结束</text:p>
          </table:table-cell>
          <table:table-cell table:style-name="表格4.B2" office:value-type="string">
            <text:p text:style-name="P15">提示用户退出游戏还是再玩一次</text:p>
          </table:table-cell>
        </table:table-row>
      </table:table>
      <text:p text:style-name="P10"/>
      <text:h text:style-name="P55" text:outline-level="1"><text:bookmark-start text:name="__RefHeading__562_810214139"/>游戏奖励<text:bookmark-end text:name="__RefHeading__562_810214139"/></text:h>
      <text:p text:style-name="Text_20_body"><text:tab/><text:span text:style-name="T21">根据完成游戏所用的时间给玩家相应的分数</text:span><text:span text:style-name="T28">。</text:span><text:span text:style-name="T21">计算公式如下：</text:span></text:p>
      <text:p text:style-name="Text_20_body"><text:span text:style-name="T21">设用时为</text:span><text:span text:style-name="T41">t</text:span><text:span text:style-name="T21">秒，获得的分数为</text:span><text:span text:style-name="T41">p</text:span>，<text:span text:style-name="T21">则</text:span><text:span text:style-name="T41">p = 1/t * 70000</text:span><text:span text:style-name="T46">。</text:span></text:p>
      <text:h text:style-name="P56" text:outline-level="1"><text:bookmark-start text:name="__RefHeading__356_432003415"/>游戏平衡<text:bookmark-end text:name="__RefHeading__356_432003415"/></text:h>
      <text:p text:style-name="P27"><text:span text:style-name="T58"><text:tab/></text:span><text:span text:style-name="T35">游戏平衡制约着游戏的趣味性。在这个游戏中制约游戏平衡的因素是燃料和时间。玩家要想获得高分，就必须尽快完成游戏。如何更快呢？很多人会选择加速，这样表面上减少了用时</text:span><text:span text:style-name="T29">，但大多数情况下加速会</text:span><text:span text:style-name="T35">导致了飞船更难控制，反而更难快速完成游戏。飞船的燃料量的设置也是至关重要的，如果太多，游戏将没有太多挑战，太少，玩家要不停的补充燃料，影响心情</text:span><text:span text:style-name="T34">。</text:span></text:p>
      <text:h text:style-name="P56" text:outline-level="1"><text:bookmark-start text:name="__RefHeading__358_432003415"/><text:soft-page-break/>游戏界面<text:bookmark-end text:name="__RefHeading__358_432003415"/></text:h>
      <text:p text:style-name="P9"><text:tab/><text:span text:style-name="T21">该游戏是模拟登陆月球的游戏，在游戏界面上应体现出科技感。比如可以通过</text:span><text:span text:style-name="T36">(</text:span><text:span text:style-name="T21">显示飞船的</text:span><text:span text:style-name="T26">(</text:span><text:span text:style-name="T21">水平速度</text:span><text:span text:style-name="T26">，</text:span><text:span text:style-name="T21">垂直速度</text:span><text:span text:style-name="T26">，</text:span><text:span text:style-name="T21">燃料量</text:span><text:span text:style-name="T26">，</text:span><text:span text:style-name="T21">环境气温</text:span><text:span text:style-name="T26">，</text:span><text:span text:style-name="T21">月球时间</text:span><text:span text:style-name="T26">),</text:span><text:span text:style-name="T21">飞船</text:span><text:span text:style-name="T30">[</text:span><text:span text:style-name="T21">燃料小于一定量</text:span><text:span text:style-name="T31">|</text:span><text:span text:style-name="T21">速度过快</text:span><text:span text:style-name="T31">]</text:span><text:span text:style-name="T30">-&gt;</text:span><text:span text:style-name="T21">发出警报</text:span><text:span text:style-name="T36">)</text:span><text:span text:style-name="T21">等方法来体现出科技感。</text:span></text:p>
      <text:h text:style-name="P56" text:outline-level="1"><text:bookmark-start text:name="__RefHeading__564_810214139"/>术语<text:bookmark-end text:name="__RefHeading__564_810214139"/></text:h>
      <text:h text:style-name="P59" text:outline-level="2"><text:bookmark-start text:name="__RefHeading__913_463517509"/>平面区域<text:bookmark-end text:name="__RefHeading__913_463517509"/></text:h>
      <text:p text:style-name="P21"><text:span text:style-name="T22">平面区域是平面的真子集</text:span><text:span text:style-name="T32">。或者说</text:span><text:span text:style-name="T33">平面区域是平面的一部分。</text:span></text:p>
      <text:h text:style-name="P61" text:outline-level="2"><text:bookmark-start text:name="__RefHeading__566_810214139"/>世界<text:bookmark-end text:name="__RefHeading__566_810214139"/></text:h>
      <text:p text:style-name="P24"><text:span text:style-name="T15">世界指指的是在游戏中，</text:span><text:a xlink:type="simple" xlink:href="#10.2.画面|outline"><text:span text:style-name="T55">画面</text:span></text:a><text:span text:style-name="T38">下边沿以上的</text:span><text:a xlink:type="simple" xlink:href="#10.1.平面区域|outline"><text:span text:style-name="T40">平面区域</text:span></text:a><text:span text:style-name="T39">。</text:span></text:p>
      <text:h text:style-name="P61" text:outline-level="2"><text:bookmark-start text:name="__RefHeading__568_810214139"/>画面<text:bookmark-end text:name="__RefHeading__568_810214139"/></text:h>
      <text:p text:style-name="P23">玩家可以看到的游戏画面。</text:p>
      <text:h text:style-name="P60" text:outline-level="2"><text:bookmark-start text:name="__RefHeading__528_711648115"/>登陆<text:bookmark-end text:name="__RefHeading__528_711648115"/></text:h>
      <text:p text:style-name="P17">飞船着陆时，若速度近似为零，包括水平速度和垂直速度，则登陆成功。简称登陆。</text:p>
      <text:h text:style-name="P60" text:outline-level="2"><text:bookmark-start text:name="__RefHeading__915_463517509"/>失败<text:bookmark-end text:name="__RefHeading__915_463517509"/></text:h>
      <text:p text:style-name="P49">当[飞船速度过大|<text:span text:style-name="T56">[</text:span><text:a xlink:type="simple" xlink:href="#10.3.登陆|outline"><text:span text:style-name="T49">登陆</text:span></text:a><text:span text:style-name="T56">|飞船飞出画面外]&amp;</text:span>燃料为零|飞船飞出世界外<text:span text:style-name="T48">]</text:span>时，<text:span text:style-name="T60">飞船死亡，登陆失败。简称失败。</text:span></text:p>
      <text:h text:style-name="P62" text:outline-level="2"><text:bookmark-start text:name="__RefHeading__539_711648115"/>着陆<text:bookmark-end text:name="__RefHeading__539_711648115"/></text:h>
      <text:p text:style-name="P18">飞船试图停在月球表面。着陆会产生两种结果，[<text:a xlink:type="simple" xlink:href="#10.4.登陆|outline"><text:span text:style-name="T57">登陆</text:span></text:a><text:span text:style-name="T57">|</text:span><text:a xlink:type="simple" xlink:href="#10.5.失败|outline"><text:span text:style-name="T57">失败</text:span></text:a>]。</text:p>
      <text:h text:style-name="P60" text:outline-level="2"><text:bookmark-start text:name="__RefHeading__530_711648115"/>探测点<text:bookmark-end text:name="__RefHeading__530_711648115"/></text:h>
      <text:p text:style-name="P20"><text:span text:style-name="T13">游戏指定的</text:span><text:a xlink:type="simple" xlink:href="#10.6.着陆|outline"><text:span text:style-name="T13">着陆</text:span></text:a><text:span text:style-name="T13">地点</text:span><text:span text:style-name="T11">。</text:span></text:p>
      <text:h text:style-name="P63" text:outline-level="2"><text:bookmark-start text:name="__RefHeading__532_711648115"/>探测<text:bookmark-end text:name="__RefHeading__532_711648115"/></text:h>
      <text:p text:style-name="P22"><text:a xlink:type="simple" xlink:href="#10.4.登陆|outline"><text:span text:style-name="T10">登陆</text:span></text:a><text:span text:style-name="T10"> </text:span><text:a xlink:type="simple" xlink:href="#10.7.探测点|outline"><text:span text:style-name="T57">探测点</text:span></text:a><text:span text:style-name="T4">的行为称为探测。</text:span></text:p>
      <text:h text:style-name="P63" text:outline-level="2"><text:bookmark-start text:name="__RefHeading__541_711648115"/>姿态<text:bookmark-end text:name="__RefHeading__541_711648115"/></text:h>
      <text:p text:style-name="P25"><text:span text:style-name="T5">飞船的中轴线相对于竖直方向旋转的度数。范围为</text:span><text:span text:style-name="T12">[0,𝛑]，规定当姿态为</text:span><text:span text:style-name="T14">0时，飞船顶端竖直向上。</text:span></text:p>
      <text:h text:style-name="P64" text:outline-level="2"><text:bookmark-start text:name="__RefHeading__917_463517509"/><text:soft-page-break/>补给<text:bookmark-end text:name="__RefHeading__917_463517509"/></text:h>
      <text:p text:style-name="Text_20_body"><text:span text:style-name="T6">增加飞船的燃料</text:span><text:span text:style-name="T8">。</text:span></text:p>
      <text:h text:style-name="P64" text:outline-level="2"><text:bookmark-start text:name="__RefHeading__543_711648115"/>计算飞船的速度<text:bookmark-end text:name="__RefHeading__543_711648115"/></text:h>
      <text:p text:style-name="P19">变量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31">描述</text:p>
          </table:table-cell>
          <table:table-cell table:style-name="表格6.B1" office:value-type="string">
            <text:p text:style-name="P31">变量</text:p>
          </table:table-cell>
        </table:table-row>
        <table:table-row>
          <table:table-cell table:style-name="表格6.A2" office:value-type="string">
            <text:p text:style-name="P31">持续主动加速时间</text:p>
          </table:table-cell>
          <table:table-cell table:style-name="表格6.B2" office:value-type="string">
            <text:p text:style-name="P35">t</text:p>
          </table:table-cell>
        </table:table-row>
        <table:table-row>
          <table:table-cell table:style-name="表格6.A2" office:value-type="string">
            <text:p text:style-name="P32">月球的重力加速度</text:p>
          </table:table-cell>
          <table:table-cell table:style-name="表格6.B2" office:value-type="string">
            <text:p text:style-name="P42">g</text:p>
          </table:table-cell>
        </table:table-row>
        <table:table-row>
          <table:table-cell table:style-name="表格6.A2" office:value-type="string">
            <text:p text:style-name="P31">月球大气阻力加速度</text:p>
          </table:table-cell>
          <table:table-cell table:style-name="表格6.B2" office:value-type="string">
            <text:p text:style-name="P38">g'</text:p>
          </table:table-cell>
        </table:table-row>
        <table:table-row>
          <table:table-cell table:style-name="表格6.A2" office:value-type="string">
            <text:p text:style-name="P31">飞船质量</text:p>
          </table:table-cell>
          <table:table-cell table:style-name="表格6.B2" office:value-type="string">
            <text:p text:style-name="P36">m</text:p>
          </table:table-cell>
        </table:table-row>
        <table:table-row>
          <table:table-cell table:style-name="表格6.A2" office:value-type="string">
            <text:p text:style-name="P33">飞船最大可储存的燃料</text:p>
          </table:table-cell>
          <table:table-cell table:style-name="表格6.B2" office:value-type="string">
            <text:p text:style-name="P38">m</text:p>
          </table:table-cell>
        </table:table-row>
        <table:table-row table:style-name="表格6.7">
          <table:table-cell table:style-name="表格6.A2" office:value-type="string">
            <text:p text:style-name="P31">每秒钟消耗的燃料</text:p>
          </table:table-cell>
          <table:table-cell table:style-name="表格6.B2" office:value-type="string">
            <text:p text:style-name="P37">c</text:p>
          </table:table-cell>
        </table:table-row>
        <table:table-row>
          <table:table-cell table:style-name="表格6.A2" office:value-type="string">
            <text:p text:style-name="P31">每秒提供的加速度</text:p>
          </table:table-cell>
          <table:table-cell table:style-name="表格6.B2" office:value-type="string">
            <text:p text:style-name="P43">a</text:p>
          </table:table-cell>
        </table:table-row>
        <table:table-row>
          <table:table-cell table:style-name="表格6.A2" office:value-type="string">
            <text:p text:style-name="P31">飞船水平方向的速度</text:p>
          </table:table-cell>
          <table:table-cell table:style-name="表格6.B2" office:value-type="string">
            <text:p text:style-name="P38">h</text:p>
          </table:table-cell>
        </table:table-row>
        <table:table-row>
          <table:table-cell table:style-name="表格6.A2" office:value-type="string">
            <text:p text:style-name="P31">飞船水平方向的初速度</text:p>
          </table:table-cell>
          <table:table-cell table:style-name="表格6.B2" office:value-type="string">
            <text:p text:style-name="P41">h<text:span text:style-name="T47">₀</text:span></text:p>
          </table:table-cell>
        </table:table-row>
        <table:table-row>
          <table:table-cell table:style-name="表格6.A2" office:value-type="string">
            <text:p text:style-name="P31">飞船垂直方向的速度</text:p>
          </table:table-cell>
          <table:table-cell table:style-name="表格6.B2" office:value-type="string">
            <text:p text:style-name="P40">v</text:p>
          </table:table-cell>
        </table:table-row>
        <table:table-row>
          <table:table-cell table:style-name="表格6.A2" office:value-type="string">
            <text:p text:style-name="P31">飞船垂直方向的初速度</text:p>
          </table:table-cell>
          <table:table-cell table:style-name="表格6.B2" office:value-type="string">
            <text:p text:style-name="P39">v<text:span text:style-name="T47">₀</text:span></text:p>
          </table:table-cell>
        </table:table-row>
      </table:table>
      <text:p text:style-name="P4"/>
      <text:p text:style-name="P4">公式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4"><text:span text:style-name="T42">h = h</text:span><text:span text:style-name="T43">₀ + (a+g') * t</text:span></text:p>
          </table:table-cell>
        </table:table-row>
        <table:table-row>
          <table:table-cell table:style-name="表格7.A2" office:value-type="string">
            <text:p text:style-name="P34"><text:span text:style-name="T41">v = v</text:span><text:span text:style-name="T43">₀ + (a+g ) * t</text:span></text:p>
          </table:table-cell>
        </table:table-row>
      </table:table>
      <text:p text:style-name="P4"/>
      <text:p text:style-name="P4"><text:span text:style-name="T21">特别注意</text:span>：</text:p>
      <text:list xml:id="list19961110151" text:style-name="L1">
        <text:list-item>
          <text:p text:style-name="P65"><text:span text:style-name="T27">如果</text:span><text:span text:style-name="T44">v</text:span><text:span text:style-name="T7">的方向与g方向相同</text:span><text:span text:style-name="T18">，</text:span><text:span text:style-name="T27">则</text:span><text:span text:style-name="T44">g</text:span><text:span text:style-name="T27">为正值，否则为负</text:span></text:p>
        </text:list-item>
        <text:list-item>
          <text:p text:style-name="P66"><text:span text:style-name="T19">如果</text:span><text:span text:style-name="T45">h=0,则g'=0</text:span><text:span text:style-name="T19">，否则如果</text:span><text:span text:style-name="T45">g'</text:span><text:span text:style-name="T19">的初值不为</text:span><text:span text:style-name="T45">0</text:span><text:span text:style-name="T19">，则</text:span><text:span text:style-name="T45">g'</text:span><text:span text:style-name="T19">为负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3T21:48:10</meta:creation-date>
    <dc:date>2012-10-27T10:22:06</dc:date>
    <dc:creator>rob </dc:creator>
    <meta:editing-duration>PT8H18M58S</meta:editing-duration>
    <meta:editing-cycles>135</meta:editing-cycles>
    <meta:generator>LibreOffice/3.6$Linux_x86 LibreOffice_project/360m1$Build-2</meta:generator>
    <meta:document-statistic meta:table-count="7" meta:image-count="0" meta:object-count="0" meta:page-count="7" meta:paragraph-count="158" meta:word-count="1695" meta:character-count="1836" meta:non-whitespace-character-count="1790"/>
  </office:meta>
</office:document-meta>
</file>